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text-transform="uppercase" style:font-name="Arial1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structurereferente_numtel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 :<text:span text:style-name="T7"> DPAS/SIS/BADA/SUSPENSION/</text:span><text:span text:style-name="T7"><text:date style:data-style-name="N106" text:date-value="2015-04-08T15:16:39.999999906">2015</text:date></text:span></text:p>
              <text:p text:style-name="P5"><text:span text:style-name="T6"><text:s text:c="10"/>Matricule CAF : </text:span><text:span text:style-name="T6"><text:user-field-get text:name="dossier_matricule"/></text:span></text:p>
              <text:p text:style-name="P5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08T15:16:39.999999906">08/04/2015</text:date></text:p>
            </table:table-cell>
            <table:table-cell table:style-name="Tableau1.B3" office:value-type="string">
              <text:p text:style-name="P7"><text:user-field-get text:name="adresse_numvoie"/> <text:span text:style-name="T9"><text:user-field-get text:name="adresse_typevoie"/></text:span><text:span text:style-name="T9"> </text:span><text:span text:style-name="T8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3">Vous êtes bénéficiaire de l’allocation de Revenu de Solidarité Active (RSA). A ce titre vous avez reçu plusieurs courriers vous informant des services et des actions mis en place pour vous aider à construire et réaliser un parcours d’insertion.</text:p>
        <text:p text:style-name="P13"/>
        <text:p text:style-name="P13">Ces courriers vous indiquaient également les coordonnées d’un service référent se tenant à votre disposition pour vous apporter toute l’information et l‘aide nécessaires afin d’élaborer votre projet et de l’inscrire dans un Contrat d’Engagement Réciproque (CER).</text:p>
        <text:p text:style-name="P13"/>
        <text:p text:style-name="P13">Je vous rappelle le caractère obligatoire de ce contrat.</text:p>
        <text:p text:style-name="P13"/>
        <text:p text:style-name="P13">Nous constatons à ce jour que vous n’avez pas donné suite à ces rappels.</text:p>
        <text:p text:style-name="P16">En l’absence de contrat, votre situation sera soumise à la prochaine réunion de l’Equipe Pluridisciplinaire (EP) afin de recueillir son avis sur une éventuelle suspension ou réduction de votre allocation.</text:p>
        <text:p text:style-name="P16"/>
        <text:p text:style-name="P13">Elle se tiendra le <text:user-field-get style:data-style-name="N79" text:name="commissionep_dateseance">samedi 30 décembre 1899</text:user-field-get> à <text:user-field-get text:name="commissionep_dateseance_time"/> à  l'adresse suivante :</text:p>
        <text:p text:style-name="P13"/>
        <text:p text:style-name="P14"><text:user-field-get text:name="commissionep_lieuseance"/></text:p>
        <text:p text:style-name="P14"><text:user-field-get text:name="commissionep_adresseseance"/></text:p>
        <text:p text:style-name="P14"><text:user-field-get text:name="commissionep_codepostalseance"/> <text:span text:style-name="T10"><text:user-field-get text:name="commissionep_villeseance"/></text:span></text:p>
        <text:p text:style-name="P15"/>
        <text:p text:style-name="P14"/>
        <text:p text:style-name="P13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cette commission en vous faisant accompagner par la personne de votre choix.</text:p>
        <text:p text:style-name="P13"/>
        <text:p text:style-name="P17">Toutefois, si vous venez de renouveler votre CER ou que vous disposez d'un Projet Personnalisé d'Accès à l'Emploi en cours de validité, votre situation est régularisée et vous ne devez pas tenir compte de ce courrier.</text:p>
        <text:p text:style-name="P16"/>
        <text:p text:style-name="P13">Je vous prie d’agréer, <text:user-field-get text:name="personne_qual"/>, l’expression de mes salutations distinguées.</text:p>
        <text:p text:style-name="P12"><text:soft-page-break/>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8T15:16:39.312000000</dc:date>
    <dc:creator>linda baitech</dc:creator>
    <meta:editing-duration>PT6H11M4S</meta:editing-duration>
    <meta:editing-cycles>10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3" meta:word-count="276" meta:character-count="1759" meta:non-whitespace-character-count="1482"/>
  </office:meta>
</office:document-meta>
</file>